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9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2.821cm" svg:y="0.1cm">
            <draw:object draw:notify-on-update-of-ranges="Sheet1.A1:Sheet1.A99 Sheet1.B1:Sheet1.B9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table:style-name="ce1" office:value-type="float" office:value="0.00004079542991">
            <text:p>4.08E-0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2767298517">
            <text:p>0.000276729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1209911556">
            <text:p>0.00120991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05182210182">
            <text:p>0.00518221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612542558">
            <text:p>0.02612542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6290740059">
            <text:p>0.062907400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7900595508">
            <text:p>0.07900595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863849357">
            <text:p>0.086384935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9078673689">
            <text:p>0.09078673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9334214281">
            <text:p>0.093342142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9490817883">
            <text:p>0.094908178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9592562639">
            <text:p>0.095925626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9662033563">
            <text:p>0.096620335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9711441013">
            <text:p>0.097114410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9747774981">
            <text:p>0.097477749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9775246849">
            <text:p>0.09775246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9796508035">
            <text:p>0.097965080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9813291862">
            <text:p>0.098132918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9826768688">
            <text:p>0.098267686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9837751155">
            <text:p>0.098377511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9846817429">
            <text:p>0.098468174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9854387747">
            <text:p>0.098543877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986077338">
            <text:p>0.098607733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9866208801">
            <text:p>0.09866208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09870873309">
            <text:p>0.098708733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9874905884">
            <text:p>0.098749058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09878415583">
            <text:p>0.098784155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09881488942">
            <text:p>0.098814889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9884195325">
            <text:p>0.09884195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9886590859">
            <text:p>0.098865908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9888721342">
            <text:p>0.098887213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989062445">
            <text:p>0.0989062445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9892331397">
            <text:p>0.09892331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9893868224">
            <text:p>0.098938682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9895256793">
            <text:p>0.098952567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9896515567">
            <text:p>0.0989651557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9897660221">
            <text:p>0.098976602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9898704138">
            <text:p>0.098987041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9899658793">
            <text:p>0.098996587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9900534076">
            <text:p>0.099005340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9901338543">
            <text:p>0.099013385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9902079629">
            <text:p>0.099020796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9902763818">
            <text:p>0.099027638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9903396787">
            <text:p>0.099033967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9903983522">
            <text:p>0.099039835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9904528416">
            <text:p>0.099045284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09905035354">
            <text:p>0.099050353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09905507779">
            <text:p>0.0990550778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09905948754">
            <text:p>0.099059487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9906361009">
            <text:p>0.099063610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9906746984">
            <text:p>0.099067469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09907108866">
            <text:p>0.0990710887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09907448617">
            <text:p>0.099074486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09907768007">
            <text:p>0.099077680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09908068629">
            <text:p>0.099080686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9908351926">
            <text:p>0.099083519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9908619203">
            <text:p>0.09908619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9908871646">
            <text:p>0.099088716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9909110332">
            <text:p>0.099091103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9909336242">
            <text:p>0.099093362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9909550273">
            <text:p>0.099095502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09909753242">
            <text:p>0.099097532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09909945899">
            <text:p>0.09909945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991012893">
            <text:p>0.099101289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09910302967">
            <text:p>0.099103029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09910468588">
            <text:p>0.099104685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09910626328">
            <text:p>0.099106263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09910776679">
            <text:p>0.099107766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09910920095">
            <text:p>0.09910920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9911056996">
            <text:p>0.0991105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09911187771">
            <text:p>0.099111877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0991131278">
            <text:p>0.099113127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9911432357">
            <text:p>0.099114323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9911546812">
            <text:p>0.099115468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9911656433">
            <text:p>0.099116564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9911761489">
            <text:p>0.0991176149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991186223">
            <text:p>0.099118622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9911958889">
            <text:p>0.099119588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9912051683">
            <text:p>0.099120516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9912140816">
            <text:p>0.099121408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9912226477">
            <text:p>0.099122264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9912308846">
            <text:p>0.099123088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9912388088">
            <text:p>0.099123880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9912464359">
            <text:p>0.0991246436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9912537807">
            <text:p>0.099125378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9912608568">
            <text:p>0.099126085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09912676773">
            <text:p>0.099126767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9912742543">
            <text:p>0.099127425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9912805993">
            <text:p>0.099128059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991286723">
            <text:p>0.099128672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9912926356">
            <text:p>0.099129263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9912983466">
            <text:p>0.099129834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9913038653">
            <text:p>0.099130386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9913092">
            <text:p>0.0991309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991314359">
            <text:p>0.099131435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9913193497">
            <text:p>0.09913193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9913241795">
            <text:p>0.09913241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9913288553">
            <text:p>0.099132885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9913333834">
            <text:p>0.099133338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21:3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31T21:34:35</dc:date>
    <meta:document-statistic meta:table-count="1" meta:cell-count="198" meta:object-count="1"/>
    <meta:generator>LibreOffice/3.4$Unix LibreOffice_project/340m1$Build-6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17cm" svg:y="0.316cm" chart:style-name="ch2">
          <text:p>deltax(time)</text:p>
        </chart:title>
        <chart:subtitle svg:x="7.189cm" svg:y="1.301cm" chart:style-name="ch3">
          <text:p>dt=0.005</text:p>
        </chart:subtitle>
        <chart:legend chart:legend-position="end" svg:x="12.998cm" svg:y="4.205cm" style:legend-expansion="high" chart:style-name="ch4"/>
        <chart:plot-area chart:style-name="ch5" table:cell-range-address="Sheet1.A1:Sheet1.B99" svg:x="1.314cm" svg:y="2.318cm" svg:width="11.044cm" svg:height="5.538cm">
          <chartooo:coordinate-region svg:x="3.399cm" svg:y="2.513cm" svg:width="8.64cm" svg:height="4.704cm"/>
          <chart:axis chart:dimension="x" chart:name="primary-x" chart:style-name="ch6">
            <chart:title svg:x="6.638cm" svg:y="8.037cm" chart:style-name="ch7">
              <text:p>dt</text:p>
            </chart:title>
            <chart:grid chart:style-name="ch8" chart:class="major"/>
          </chart:axis>
          <chart:axis chart:dimension="y" chart:name="primary-y" chart:style-name="ch9">
            <chart:title svg:x="0.451cm" svg:y="5.585cm" chart:style-name="ch10">
              <text:p>deltax</text:p>
            </chart:title>
            <chart:grid chart:style-name="ch8" chart:class="major"/>
          </chart:axis>
          <chart:series chart:style-name="ch11" chart:values-cell-range-address="Sheet1.B1:Sheet1.B99" chart:class="chart:scatter">
            <chart:domain table:cell-range-address="Sheet1.A1:Sheet1.A99"/>
            <chart:data-point chart:repeated="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99</svg:desc>
                </draw:g>
              </table:table-cell>
              <table:table-cell office:value-type="float" office:value="0.00004079542991">
                <text:p>0.00004079542991</text:p>
                <draw:g>
                  <svg:desc>Sheet1.B1:Sheet1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2767298517">
                <text:p>0.00027672985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1209911556">
                <text:p>0.001209911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5182210182">
                <text:p>0.005182210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2612542558">
                <text:p>0.026125425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6290740059">
                <text:p>0.062907400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7900595508">
                <text:p>0.07900595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863849357">
                <text:p>0.0863849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9078673689">
                <text:p>0.09078673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9334214281">
                <text:p>0.093342142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9490817883">
                <text:p>0.094908178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9592562639">
                <text:p>0.095925626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09662033563">
                <text:p>0.096620335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9711441013">
                <text:p>0.09711441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9747774981">
                <text:p>0.09747774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9775246849">
                <text:p>0.097752468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9796508035">
                <text:p>0.097965080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9813291862">
                <text:p>0.098132918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9826768688">
                <text:p>0.098267686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9837751155">
                <text:p>0.09837751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09846817429">
                <text:p>0.09846817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9854387747">
                <text:p>0.098543877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986077338">
                <text:p>0.09860773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09866208801">
                <text:p>0.098662088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9870873309">
                <text:p>0.098708733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9874905884">
                <text:p>0.098749058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9878415583">
                <text:p>0.098784155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9881488942">
                <text:p>0.098814889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09884195325">
                <text:p>0.098841953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9886590859">
                <text:p>0.098865908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09888721342">
                <text:p>0.098887213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0989062445">
                <text:p>0.09890624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9892331397">
                <text:p>0.098923313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09893868224">
                <text:p>0.098938682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09895256793">
                <text:p>0.098952567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9896515567">
                <text:p>0.098965155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9897660221">
                <text:p>0.098976602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9898704138">
                <text:p>0.098987041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09899658793">
                <text:p>0.098996587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09900534076">
                <text:p>0.099005340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9901338543">
                <text:p>0.099013385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9902079629">
                <text:p>0.099020796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09902763818">
                <text:p>0.099027638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09903396787">
                <text:p>0.099033967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9903983522">
                <text:p>0.099039835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09904528416">
                <text:p>0.099045284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09905035354">
                <text:p>0.099050353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9905507779">
                <text:p>0.099055077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9905948754">
                <text:p>0.099059487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9906361009">
                <text:p>0.099063610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9906746984">
                <text:p>0.099067469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9907108866">
                <text:p>0.099071088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9907448617">
                <text:p>0.099074486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09907768007">
                <text:p>0.099077680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09908068629">
                <text:p>0.099080686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9908351926">
                <text:p>0.099083519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09908619203">
                <text:p>0.099086192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9908871646">
                <text:p>0.099088716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9909110332">
                <text:p>0.099091103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09909336242">
                <text:p>0.099093362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9909550273">
                <text:p>0.099095502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9909753242">
                <text:p>0.099097532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9909945899">
                <text:p>0.099099458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0991012893">
                <text:p>0.09910128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09910302967">
                <text:p>0.099103029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9910468588">
                <text:p>0.099104685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09910626328">
                <text:p>0.099106263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09910776679">
                <text:p>0.099107766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09910920095">
                <text:p>0.099109200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09911056996">
                <text:p>0.099110569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09911187771">
                <text:p>0.099111877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0991131278">
                <text:p>0.09911312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09911432357">
                <text:p>0.099114323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09911546812">
                <text:p>0.099115468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09911656433">
                <text:p>0.099116564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09911761489">
                <text:p>0.099117614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0991186223">
                <text:p>0.09911862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09911958889">
                <text:p>0.099119588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09912051683">
                <text:p>0.099120516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09912140816">
                <text:p>0.099121408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09912226477">
                <text:p>0.099122264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9912308846">
                <text:p>0.099123088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09912388088">
                <text:p>0.099123880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09912464359">
                <text:p>0.099124643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09912537807">
                <text:p>0.099125378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09912608568">
                <text:p>0.099126085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09912676773">
                <text:p>0.0991267677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09912742543">
                <text:p>0.099127425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09912805993">
                <text:p>0.099128059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0991286723">
                <text:p>0.09912867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09912926356">
                <text:p>0.099129263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09912983466">
                <text:p>0.099129834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09913038653">
                <text:p>0.099130386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09913092">
                <text:p>0.099130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0991314359">
                <text:p>0.099131435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09913193497">
                <text:p>0.099131934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09913241795">
                <text:p>0.099132417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09913288553">
                <text:p>0.099132885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9913333834">
                <text:p>0.099133338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